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selected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already_vo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not_selected</text:p>
          </table:table-cell>
          <table:table-cell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ctive team)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stone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already_vo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f g not_moved</text:p>
          </table:table-cell>
          <table:table-cell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/disconnection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0:25:44.213363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7T10:47:35.377908657</dc:date>
    <meta:editing-duration>P2DT12H8M32S</meta:editing-duration>
    <meta:editing-cycles>32</meta:editing-cycles>
    <meta:generator>LibreOffice/5.3.0.3$Linux_X86_64 LibreOffice_project/30m0$Build-3</meta:generator>
    <meta:document-statistic meta:table-count="1" meta:cell-count="97" meta:object-count="0"/>
  </office:meta>
</office:document-meta>
</file>